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7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954cm" svg:height="20.955cm" svg:x="-2.944cm" svg:y="-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8.415cm" svg:height="18.415cm" svg:x="-1.675cm" svg:y="-1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5.874cm" svg:height="15.874cm" svg:x="-0.404cm" svg:y="-0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3.334cm" svg:height="13.334cm" svg:x="0.866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0.795cm" svg:height="10.795cm" svg:x="2.135cm" svg:y="2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255cm" svg:height="8.255cm" svg:x="3.405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714cm" svg:height="5.714cm" svg:x="4.676cm" svg:y="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75cm" svg:height="3.175cm" svg:x="5.945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525cm" svg:y1="2.27cm" svg:x2="9.89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86cm" fo:page-height="14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ancisco Vianna</meta:initial-creator>
    <meta:creation-date>2011-09-05T11:57:15</meta:creation-date>
    <dc:date>2011-09-05T23:47:05</dc:date>
    <dc:creator>Thiago Gomes</dc:creator>
    <meta:editing-duration>PT12M52S</meta:editing-duration>
    <meta:editing-cycles>2</meta:editing-cycles>
    <meta:generator>BrOffice/3.3$Linux LibreOffice_project/330m19$Build-301</meta:generator>
    <meta:document-statistic meta:object-count="9"/>
  </office:meta>
</office:document-meta>
</file>